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rComponentEndpointFilter.evaluate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ComponentEndpointFilter.ConsumerComponentEndpointFilter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